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cm" svg:height="0.93cm" draw:z-index="0"><draw:image xlink:href="../../odt/images/0072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Релейное с зоной нечувствительности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0">C-</text:span>код <text:span text:style-name="T10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5cm" svg:height="1.431cm" draw:z-index="0"><draw:image xlink:href="../../odt/images/0072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2">р</text:span><text:span text:style-name="T4">еализует преобразование входных сигналов посредством единой нелинейной статической характеристики типа «релейная неоднозначная </text:span><text:span text:style-name="T2">с зоной нечувствительности</text:span><text:span text:style-name="T4">» </text:span><text:span text:style-name="T5">при различных начальных условиях</text:span><text:span text:style-name="T4"> по следующему алгоритму:</text:span></text:p>
            <text:p text:style-name="P4"><draw:frame draw:style-name="fr2" draw:name="Графический объект3" text:anchor-type="as-char" svg:width="3.254cm" svg:height="2.408cm" draw:z-index="0"><draw:image xlink:href="../../odt/images/0072_static.png" xlink:type="simple" xlink:show="embed" xlink:actuate="onLoad"/></draw:frame></text:p>
            <text:p text:style-name="P4"><text:span text:style-name="T4"><draw:frame draw:style-name="fr3" draw:name="Объект1" text:anchor-type="as-char" svg:width="12.718cm" svg:height="2.808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">,</text:span></text:p>
            <text:p text:style-name="Text_20_body"><text:span text:style-name="T4">где</text:span><text:span text:style-name="T4"><draw:frame draw:style-name="fr3" draw:name="Объект2" text:anchor-type="as-char" svg:width="1.064cm" svg:height="0.564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">– вектор входных сигналов; </text:span><text:span text:style-name="T4"><draw:frame draw:style-name="fr3" draw:name="Объект3" text:anchor-type="as-char" svg:width="1.087cm" svg:height="0.564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4">– вектор </text:span><text:span text:style-name="T2">выходных</text:span><text:span text:style-name="T4"> сигналов;</text:span><text:span text:style-name="T6"><draw:frame draw:style-name="fr3" draw:name="Объект8" text:anchor-type="as-char" svg:width="0.796cm" svg:height="0.549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6">– </text:span><text:span text:style-name="T2">предыдущий временной шаг интегрирования;</text:span><text:span text:style-name="T4"><draw:frame draw:style-name="fr3" draw:name="Объект4" text:anchor-type="as-char" svg:width="3.424cm" svg:height="0.62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– </text:span><text:span text:style-name="T2">параметры статической характеристики</text:span><text:span text:style-name="T4">.</text:span></text:p>
            <text:p text:style-name="Text_20_body">При наличии «перехлеста» зон возврата процесс переключения определяется с учетом предыдущего состояния реле.</text:p>
            <text:p text:style-name="Text_20_body"><text:span text:style-name="T3">Свойства</text:span>:</text:p>
            <text:list xml:id="list4812667355520243608" text:style-name="L1">
              <text:list-item>
                <text:p text:style-name="P5">Нижняя граница переключения –<draw:frame draw:style-name="fr3" draw:name="Объект5" text:anchor-type="as-char" svg:width="0.63cm" svg:height="0.621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– минимальное значение входной величины, при котором значение на выходе равно нижнему значению.</text:p>
              </text:list-item>
              <text:list-item>
                <text:p text:style-name="P5">Нижняя граница зоны нечувствительности –<draw:frame draw:style-name="fr3" draw:name="Объект6" text:anchor-type="as-char" svg:width="0.64cm" svg:height="0.621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.</text:p>
              </text:list-item>
              <text:list-item>
                <text:p text:style-name="P5">Верхняя граница зоны нечувствительности –<draw:frame draw:style-name="fr3" draw:name="Объект7" text:anchor-type="as-char" svg:width="0.609cm" svg:height="0.621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.</text:p>
              </text:list-item>
              <text:list-item>
                <text:p text:style-name="P5">Верхняя граница переключения –<draw:frame draw:style-name="fr3" draw:name="Объект9" text:anchor-type="as-char" svg:width="0.619cm" svg:height="0.621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– максимальное значение входной величины, при котором значение на выходе равно верхнему значению.</text:p>
              </text:list-item>
              <text:list-item>
                <text:p text:style-name="P5">Нижнее значение функции –<draw:frame draw:style-name="fr3" draw:name="Объект10" text:anchor-type="as-char" svg:width="0.653cm" svg:height="0.621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– минимальное значение на выходе блока.</text:p>
              </text:list-item>
              <text:list-item>
                <text:p text:style-name="P5">Верхнее значение функции –<draw:frame draw:style-name="fr3" draw:name="Объект11" text:anchor-type="as-char" svg:width="0.663cm" svg:height="0.621cm" draw:z-index="0"><draw:object xlink:href="./Object 11" xlink:type="simple" xlink:show="embed" xlink:actuate="onLoad"/><draw:image xlink:href="./ObjectReplacements/Object 11" xlink:type="simple" xlink:show="embed" xlink:actuate="onLoad"/><svg:desc>формула</svg:desc></draw:frame>– максимальное значение на выходе блока.</text:p>
              </text:list-item>
              <text:list-item>
                <text:p text:style-name="P5">Начальные условия (0;1) – начальное состояние реле: 0 – выключено, 1 – включено.</text:p>
              </text:list-item>
            </text:list>
            <text:p text:style-name="Text_20_body"><text:span text:style-name="T8">Примечание:</text:span><text:span text:style-name="T7"> для реализации векторной обработки преобразуемые сигналы </text:span><text:span text:style-name="T7">должны быть «сжаты» в векторный входной сигнал посредством типового блока </text:span><text:span text:style-name="T9">Мультиплексор</text:span><text:span text:style-name="T7">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лейное с зоной нечувствительности</dc:title>
    <dc:date>2012-03-30T15:52:08.03</dc:date>
    <meta:generator>OpenOffice_Beta/4.1.0$Win32 OpenOffice.org_project/410m14$Build-9760</meta:generator>
    <meta:editing-duration>PT2H14M42S</meta:editing-duration>
    <meta:editing-cycles>56</meta:editing-cycles>
    <meta:document-statistic meta:table-count="1" meta:image-count="3" meta:object-count="11" meta:page-count="1" meta:paragraph-count="20" meta:word-count="173" meta:character-count="1272"/>
  </office:meta>
</office:document-meta>
</file>

<file path=Object 1/content.xml><?xml version="1.0" encoding="utf-8"?>
<math xmlns="http://www.w3.org/1998/Math/MathML">
  <semantics>
    <mrow>
      <msub>
        <mi>a</mi>
        <mn>1,</mn>
      </msub>
      <msub>
        <mi>a</mi>
        <mn>2,</mn>
      </msub>
      <msub>
        <mi>b</mi>
        <mn>1,</mn>
      </msub>
      <msub>
        <mi>b</mi>
        <mn>2,</mn>
      </msub>
      <msub>
        <mi>y</mi>
        <mn>1,</mn>
      </msub>
      <msub>
        <mi>y</mi>
        <mn>2</mn>
      </msub>
    </mrow>
    <annotation encoding="StarMath 5.0">a_1,a_2,b_1,b_2,y_1,y_2</annotation>
  </semantics>
</math>
</file>

<file path=Object 10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11/content.xml><?xml version="1.0" encoding="utf-8"?>
<math xmlns="http://www.w3.org/1998/Math/MathML">
  <semantics>
    <mrow>
      <msub>
        <mi>y</mi>
        <mn>2</mn>
      </msub>
    </mrow>
    <annotation encoding="StarMath 5.0">y_2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1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a</mi>
                        <mn>1</mn>
                      </msub>
                    </mrow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row>
                      <msub>
                        <mi>a</mi>
                        <mn>2</mn>
                      </msub>
                      <mo stretchy="false">&lt;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b</mi>
                        <mn>1</mn>
                      </msub>
                    </mrow>
                  </mrow>
                </mtd>
              </mtr>
              <mtr>
                <mtd>
                  <mrow>
                    <mi>y</mi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sub>
                        <mi>a</mi>
                        <mn>1</mn>
                      </msub>
                      <mo stretchy="false">≤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a</mi>
                        <mn>2,</mn>
                      </msub>
                    </mrow>
                    <mi/>
                    <mi mathvariant="italic">или</mi>
                    <mi/>
                    <mi mathvariant="italic">если</mi>
                    <mrow>
                      <msub>
                        <mi>b</mi>
                        <mn>1</mn>
                      </msub>
                      <mo stretchy="false">≤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b</mi>
                        <mn>2</mn>
                      </msub>
                    </mrow>
                  </mrow>
                </mtd>
              </mtr>
              <mtr>
                <mtd>
                  <mrow>
                    <msub>
                      <mi>y</mi>
                      <mn>2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>
                        <mi>b</mi>
                        <mn>2</mn>
                      </msub>
                    </mrow>
                  </mrow>
                </mtd>
              </mtr>
            </mtable>
          </mrow>
        </mrow>
      </mrow>
    </mrow>
    <annotation encoding="StarMath 5.0">y(t) = left lbrace stack{
alignl y_1, ~ если ~ x(t) &lt; a_1 #
alignl 0, ~ если ~ a_2 &lt; x(t) &lt; b_1 #
alignl y(t - %DELTA t), ~ если ~ a_1 &lt;= x(t) &lt;= a_2, ~или~ если b_1 &lt;= x(t) &lt;= b_2 #
alignl y_2, ~ если ~ x(t) &gt; b_2}  right none
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6/content.xml><?xml version="1.0" encoding="utf-8"?>
<math xmlns="http://www.w3.org/1998/Math/MathML">
  <semantics>
    <mrow>
      <msub>
        <mi>a</mi>
        <mn>1</mn>
      </msub>
    </mrow>
    <annotation encoding="StarMath 5.0">a_1</annotation>
  </semantics>
</math>
</file>

<file path=Object 7/content.xml><?xml version="1.0" encoding="utf-8"?>
<math xmlns="http://www.w3.org/1998/Math/MathML">
  <semantics>
    <mrow>
      <msub>
        <mi>a</mi>
        <mn>2</mn>
      </msub>
    </mrow>
    <annotation encoding="StarMath 5.0">a_2</annotation>
  </semantics>
</math>
</file>

<file path=Object 8/content.xml><?xml version="1.0" encoding="utf-8"?>
<math xmlns="http://www.w3.org/1998/Math/MathML">
  <semantics>
    <mrow>
      <msub>
        <mi>b</mi>
        <mn>1</mn>
      </msub>
    </mrow>
    <annotation encoding="StarMath 5.0">b_1</annotation>
  </semantics>
</math>
</file>

<file path=Object 9/content.xml><?xml version="1.0" encoding="utf-8"?>
<math xmlns="http://www.w3.org/1998/Math/MathML">
  <semantics>
    <mrow>
      <msub>
        <mi>b</mi>
        <mn>2</mn>
      </msub>
    </mrow>
    <annotation encoding="StarMath 5.0">b_2</annotation>
  </semantics>
</math>
</file>